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99c" officeooo:paragraph-rsid="0014699c"/>
    </style:style>
    <style:style style:name="P2" style:family="paragraph" style:parent-style-name="Standard">
      <style:paragraph-properties fo:text-align="center" style:justify-single-word="false"/>
      <style:text-properties officeooo:rsid="0014699c" officeooo:paragraph-rsid="0014699c"/>
    </style:style>
    <style:style style:name="P3" style:family="paragraph" style:parent-style-name="Standard">
      <style:text-properties fo:color="#ffd428" loext:opacity="100%" fo:font-size="16pt" style:text-underline-style="solid" style:text-underline-width="auto" style:text-underline-color="font-color" officeooo:rsid="0014699c" officeooo:paragraph-rsid="0014699c" style:font-size-asian="16pt" style:font-size-complex="16pt"/>
    </style:style>
    <style:style style:name="P4" style:family="paragraph" style:parent-style-name="Standard">
      <style:text-properties fo:color="#81d41a" loext:opacity="100%" officeooo:rsid="0014699c" officeooo:paragraph-rsid="0014699c"/>
    </style:style>
    <style:style style:name="P5" style:family="paragraph" style:parent-style-name="Standard">
      <style:text-properties fo:color="#81d41a" loext:opacity="100%" officeooo:rsid="00160494" officeooo:paragraph-rsid="00160494"/>
    </style:style>
    <style:style style:name="P6" style:family="paragraph" style:parent-style-name="Standard">
      <style:text-properties officeooo:rsid="00160494" officeooo:paragraph-rsid="00160494"/>
    </style:style>
    <style:style style:name="T1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049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LGORITHME</text:span> </text:p>
      <text:p text:style-name="P1"/>
      <text:p text:style-name="P3">Les Tests</text:p>
      <text:p text:style-name="P1"><text:s/></text:p>
      <text:p text:style-name="P4">Exercice 3,1</text:p>
      <text:p text:style-name="P1"><text:span text:style-name="T4">Variable</text:span><text:span text:style-name="T2"> </text:span>n <text:span text:style-name="T4">en Entier</text:span><text:line-break/><text:span text:style-name="T4">Début</text:span><text:line-break/><text:span text:style-name="T4">Écrire</text:span> "Entrez un nombre : "<text:line-break/><text:span text:style-name="T4">Lire</text:span> n<text:line-break/><text:span text:style-name="T4">Si</text:span> n &gt; 0 <text:span text:style-name="T4">Alors</text:span><text:line-break/><text:span text:style-name="T4">Écrire</text:span> "Ce nombre est positif”<text:line-break/><text:span text:style-name="T4">Sinon</text:span><text:line-break/><text:span text:style-name="T4">Écrire</text:span> "Ce nombre est négatif"<text:line-break/><text:span text:style-name="T4">Finis</text:span><text:line-break/>Fin</text:p>
      <text:p text:style-name="P1"/>
      <text:p text:style-name="P4">Exercice 3,2</text:p>
      <text:p text:style-name="P1"><text:span text:style-name="T4">Variables</text:span> m, n <text:span text:style-name="T4">en Entier</text:span><text:line-break/><text:span text:style-name="T4">Début</text:span><text:line-break/><text:span text:style-name="T4">Écrire</text:span> "Entrez deux nombres: "<text:line-break/><text:span text:style-name="T4">Lire</text:span> m, n<text:line-break/><text:span text:style-name="T4">Si</text:span> (m &gt; 0 ET n &gt; 0) OU (m &lt; 0 ET n &lt; 0) <text:span text:style-name="T4">Alors</text:span><text:line-break/><text:span text:style-name="T4">Écrire</text:span> "Leur produit est positif"<text:line-break/><text:span text:style-name="T4">Sinon</text:span><text:line-break/><text:span text:style-name="T4">Écrire</text:span> "Leur produit est négatif"<text:line-break/><text:span text:style-name="T4">Finis</text:span></text:p>
      <text:p text:style-name="P6"><text:span text:style-name="T5">F</text:span><text:span text:style-name="T4">in</text:span></text:p>
      <text:p text:style-name="P1"><text:span text:style-name="T4"/></text:p>
      <text:p text:style-name="P4">Exercice 3,3</text:p>
      <text:p text:style-name="P1"><text:span text:style-name="T4"/></text:p>
      <text:p text:style-name="P1"><text:span text:style-name="T4">Variables</text:span> a, b, c <text:span text:style-name="T4">en Caractèr</text:span>e<text:line-break/><text:span text:style-name="T4">Début</text:span><text:line-break/><text:span text:style-name="T4">Écrire</text:span> "Entrez successivement trois noms: "<text:line-break/><text:span text:style-name="T4">Lire</text:span> a, b, c<text:line-break/><text:span text:style-name="T4">Si</text:span> a &lt; b ET b &lt; c <text:span text:style-name="T4">Alors</text:span><text:line-break/><text:span text:style-name="T4">Écrire</text:span> "Ces noms sont classés alphabétiquement"<text:line-break/><text:span text:style-name="T4">Sinon</text:span><text:line-break/><text:span text:style-name="T4">Écrire</text:span> "Ces noms ne sont pas classés"<text:line-break/><text:span text:style-name="T4">Finis</text:span><text:line-break/><text:span text:style-name="T4">Fin</text:span></text:p>
      <text:p text:style-name="P1"><text:span text:style-name="T4"/></text:p>
      <text:p text:style-name="P5"><text:span text:style-name="T4">Exercice 3,4</text:span></text:p>
      <text:p text:style-name="P6"><text:span text:style-name="T4">Variable n en Entier<text:line-break/>Début<text:line-break/>Écrire "Entrez un nombre: "<text:line-break/>Lire n<text:line-break/>Si n &lt; 0 Alors<text:line-break/> Écrire "Ce nombre est négatif"<text:line-break/>Sinon Si n = 0 Alors<text:line-break/>Écrire "Ce nombre est nul"<text:line-break/>Sinon<text:line-break/></text:span><text:soft-page-break/><text:span text:style-name="T4">Écrire "Ce nombre est positif"<text:line-break/>Finis<text:line-break/>Fin</text:span></text:p>
      <text:p text:style-name="P6"><text:span text:style-name="T4"/></text:p>
      <text:p text:style-name="P6"><text:span text:style-name="T4"/></text:p>
      <text:p text:style-name="P5"><text:span text:style-name="T4">Exercice 3,5</text:span></text:p>
      <text:p text:style-name="P6"><text:span text:style-name="T4">Variables m, n en Entier<text:line-break/>Début<text:line-break/>Écrire "Entrez deux nombres: "<text:line-break/>Lire m, n<text:line-break/>Si m = 0 OU n = 0 Alors<text:line-break/> Écrire "Le produit est nul"<text:line-break/>Sinon Si (m &lt; 0 ET n &lt; 0) OU (m &gt; 0 ET n &gt; 0) Alors<text:line-break/> Écrire "Le produit est positif"<text:line-break/>Sinon<text:line-break/> Écrire "Le produit est négatif"<text:line-break/>Finis<text:line-break/>Fin</text:span></text:p>
      <text:p text:style-name="P6"><text:span text:style-name="T4"/></text:p>
      <text:p text:style-name="P5"><text:span text:style-name="T4">Exercice 3,6</text:span></text:p>
      <text:p text:style-name="P6"><text:span text:style-name="T4">Variable age en Entier<text:line-break/>Début<text:line-break/>Écrire "Entrez l’âge de l’enfant: "<text:line-break/>Lire age<text:line-break/>Si age &gt;= 12 Alors<text:line-break/>Écrire "Catégorie Cadet"<text:line-break/>Sinon Si age &gt;= 10 Alors<text:line-break/> Écrire "Catégorie Minime"<text:line-break/>Sinon Si age &gt;= 8 Alors<text:line-break/>Écrire "Catégorie Pupille"<text:line-break/>Sinon Si age &gt;= 6 Alors<text:line-break/>Écrire "Catégorie Poussin"<text:line-break/>Finis<text:line-break/>Fin</text:span></text:p>
      <text:p text:style-name="P6"><text:span text:style-name="T4">On peut évidemment écrire cet algorithme de différentes façons, ne serait-ce qu’en commençant par la catégorie la plus jeune.</text:span></text:p>
      <text:p text:style-name="P6"><text:span text:style-name="T4"/></text:p>
      <text:p text:style-name="P6"><text:span text:style-name="T4"/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9:55:59.835031237</meta:creation-date>
    <dc:date>2023-07-11T10:22:13.121825337</dc:date>
    <meta:editing-duration>PT4M22S</meta:editing-duration>
    <meta:editing-cycles>1</meta:editing-cycles>
    <meta:document-statistic meta:table-count="0" meta:image-count="0" meta:object-count="0" meta:page-count="2" meta:paragraph-count="17" meta:word-count="301" meta:character-count="1534" meta:non-whitespace-character-count="1242"/>
    <meta:generator>LibreOffice/7.3.7.2$Linux_X86_64 LibreOffice_project/30$Build-2</meta:generator>
  </office:meta>
</office:document-meta>
</file>